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00%" fo:text-align="justify" style:justify-single-word="false"/>
    </style:style>
    <style:style style:name="P2" style:family="paragraph" style:parent-style-name="Standard" style:master-page-name="Standard">
      <style:paragraph-properties fo:margin-top="0in" fo:margin-bottom="0.1665in" loext:contextual-spacing="false" fo:line-height="100%" fo:text-align="justify" style:justify-single-word="false" style:page-number="1"/>
    </style:style>
    <style:style style:name="P3" style:family="paragraph" style:parent-style-name="Standard" style:list-style-name="WWNum4">
      <style:paragraph-properties fo:margin-left="0.5in" fo:margin-right="0in" fo:margin-top="0.111in" fo:margin-bottom="0in" loext:contextual-spacing="false" fo:line-height="170%" fo:text-indent="-0.25in" style:auto-text-indent="false"/>
    </style:style>
    <style:style style:name="P4" style:family="paragraph" style:parent-style-name="Standard" style:list-style-name="WWNum1">
      <style:paragraph-properties fo:margin-left="0.5in" fo:margin-right="0in" fo:margin-top="0.111in" fo:margin-bottom="0in" loext:contextual-spacing="false" fo:line-height="170%" fo:text-indent="-0.25in" style:auto-text-indent="false"/>
    </style:style>
    <style:style style:name="P5" style:family="paragraph" style:parent-style-name="Standard" style:list-style-name="WWNum2">
      <loext:graphic-properties draw:fill="solid" draw:fill-color="#ffffff"/>
      <style:paragraph-properties fo:margin-left="0.5in" fo:margin-right="0in" fo:margin-top="0.111in" fo:margin-bottom="0in" loext:contextual-spacing="false" fo:line-height="170%" fo:text-indent="-0.25in" style:auto-text-indent="false" fo:background-color="#ffffff"/>
    </style:style>
    <style:style style:name="P6" style:family="paragraph" style:parent-style-name="Standard" style:list-style-name="WWNum5">
      <style:paragraph-properties fo:margin-left="0.5in" fo:margin-right="0in" fo:margin-top="0.111in" fo:margin-bottom="0in" loext:contextual-spacing="false" fo:line-height="170%" fo:text-indent="-0.25in" style:auto-text-indent="false"/>
    </style:style>
    <style:style style:name="P7" style:family="paragraph" style:parent-style-name="Standard" style:list-style-name="WWNum3">
      <loext:graphic-properties draw:fill="solid" draw:fill-color="#ffffff"/>
      <style:paragraph-properties fo:margin-left="0.5in" fo:margin-right="0in" fo:margin-top="0.111in" fo:margin-bottom="0in" loext:contextual-spacing="false" fo:line-height="170%" fo:text-indent="-0.25in" style:auto-text-indent="false" fo:background-color="#ffffff"/>
    </style:style>
    <style:style style:name="P8" style:family="paragraph" style:parent-style-name="Standard" style:list-style-name="WWNum4">
      <style:paragraph-properties fo:margin-left="0.5in" fo:margin-right="0in" fo:margin-top="0in" fo:margin-bottom="0in" loext:contextual-spacing="false" fo:line-height="170%" fo:text-indent="-0.25in" style:auto-text-indent="false"/>
    </style:style>
    <style:style style:name="P9" style:family="paragraph" style:parent-style-name="Standard" style:list-style-name="WWNum2">
      <loext:graphic-properties draw:fill="solid" draw:fill-color="#ffffff"/>
      <style:paragraph-properties fo:margin-left="0.5in" fo:margin-right="0in" fo:margin-top="0in" fo:margin-bottom="0in" loext:contextual-spacing="false" fo:line-height="170%" fo:text-indent="-0.25in" style:auto-text-indent="false" fo:background-color="#ffffff"/>
    </style:style>
    <style:style style:name="P10" style:family="paragraph" style:parent-style-name="Standard" style:list-style-name="WWNum5">
      <style:paragraph-properties fo:margin-left="0.5in" fo:margin-right="0in" fo:margin-top="0in" fo:margin-bottom="0in" loext:contextual-spacing="false" fo:line-height="170%" fo:text-indent="-0.25in" style:auto-text-indent="false"/>
    </style:style>
    <style:style style:name="P11" style:family="paragraph" style:parent-style-name="Standard" style:list-style-name="WWNum3">
      <loext:graphic-properties draw:fill="solid" draw:fill-color="#ffffff"/>
      <style:paragraph-properties fo:margin-left="0.5in" fo:margin-right="0in" fo:margin-top="0in" fo:margin-bottom="0in" loext:contextual-spacing="false" fo:line-height="170%" fo:text-indent="-0.25in" style:auto-text-indent="false" fo:background-color="#ffffff"/>
    </style:style>
    <style:style style:name="P12" style:family="paragraph" style:parent-style-name="Standard" style:list-style-name="WWNum3">
      <loext:graphic-properties draw:fill="solid" draw:fill-color="#ffffff"/>
      <style:paragraph-properties fo:margin-left="0.5in" fo:margin-right="0in" fo:margin-top="0in" fo:margin-bottom="0in" loext:contextual-spacing="false" fo:line-height="170%" fo:text-indent="-0.25in" style:auto-text-indent="false" fo:background-color="#ffffff"/>
    </style:style>
    <style:style style:name="P13" style:family="paragraph" style:parent-style-name="Standard" style:list-style-name="WWNum4">
      <style:paragraph-properties fo:margin-left="0.5in" fo:margin-right="0in" fo:margin-top="0in" fo:margin-bottom="0.3193in" loext:contextual-spacing="false" fo:line-height="170%" fo:text-indent="-0.25in" style:auto-text-indent="false"/>
    </style:style>
    <style:style style:name="P14" style:family="paragraph" style:parent-style-name="Standard" style:list-style-name="WWNum2">
      <loext:graphic-properties draw:fill="solid" draw:fill-color="#ffffff"/>
      <style:paragraph-properties fo:margin-left="0.5in" fo:margin-right="0in" fo:margin-top="0in" fo:margin-bottom="0.3193in" loext:contextual-spacing="false" fo:line-height="170%" fo:text-indent="-0.25in" style:auto-text-indent="false" fo:background-color="#ffffff"/>
    </style:style>
    <style:style style:name="P15" style:family="paragraph" style:parent-style-name="Standard" style:list-style-name="WWNum5">
      <style:paragraph-properties fo:margin-left="0.5in" fo:margin-right="0in" fo:margin-top="0in" fo:margin-bottom="0.3193in" loext:contextual-spacing="false" fo:line-height="170%" fo:text-indent="-0.25in" style:auto-text-indent="false"/>
    </style:style>
    <style:style style:name="P16" style:family="paragraph" style:parent-style-name="Standard" style:list-style-name="WWNum3">
      <loext:graphic-properties draw:fill="solid" draw:fill-color="#ffffff"/>
      <style:paragraph-properties fo:margin-left="0.5in" fo:margin-right="0in" fo:margin-top="0in" fo:margin-bottom="0.3193in" loext:contextual-spacing="false" fo:line-height="170%" fo:text-indent="-0.25in" style:auto-text-indent="false" fo:background-color="#ffffff"/>
    </style:style>
    <style:style style:name="P17" style:family="paragraph" style:parent-style-name="Standard">
      <style:paragraph-properties fo:margin-left="0in" fo:margin-right="0in" fo:margin-top="0.111in" fo:margin-bottom="0.3193in" loext:contextual-spacing="false" fo:line-height="170%" fo:text-indent="0in" style:auto-text-indent="false"/>
    </style:style>
    <style:style style:name="P18" style:family="paragraph" style:parent-style-name="Standard">
      <loext:graphic-properties draw:fill="solid" draw:fill-color="#ffffff"/>
      <style:paragraph-properties fo:margin-left="0.5in" fo:margin-right="0in" fo:margin-top="0.111in" fo:margin-bottom="0.3193in" loext:contextual-spacing="false" fo:line-height="170%" fo:text-indent="0in" style:auto-text-indent="false" fo:background-color="#ffffff"/>
    </style:style>
    <style:style style:name="P19" style:family="paragraph" style:parent-style-name="Standard">
      <style:paragraph-properties fo:margin-top="0.111in" fo:margin-bottom="0.3193in" loext:contextual-spacing="false" fo:line-height="170%"/>
    </style:style>
    <style:style style:name="P20" style:family="paragraph" style:parent-style-name="Standard">
      <loext:graphic-properties draw:fill="solid" draw:fill-color="#ffffff"/>
      <style:paragraph-properties fo:margin-top="0.111in" fo:margin-bottom="0in" loext:contextual-spacing="false" fo:line-height="170%" fo:background-color="#ffffff"/>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fo:background-color="#ffffff"/>
    </style:style>
    <style:style style:name="T3" style:family="text">
      <style:text-properties fo:font-weight="bold" style:font-weight-asian="bold"/>
    </style:style>
    <style:style style:name="T4" style:family="text">
      <style:text-properties fo:font-weight="bold" style:font-weight-asian="bold" fo:background-color="#ffffff"/>
    </style:style>
    <style:style style:name="T5" style:family="text">
      <style:text-properties fo:background-color="#ffffff"/>
    </style:style>
    <style:style style:name="T6" style:family="text">
      <style:text-properties fo:background-color="#ffffcc" loext:char-shading-value="0"/>
    </style:style>
    <style:style style:name="T7" style:family="text">
      <style:text-properties fo:background-color="#f8f8f8" loext:char-shading-value="0"/>
    </style:style>
    <style:style style:name="T8" style:family="text">
      <style:text-properties style:text-underline-style="solid" style:text-underline-width="auto" style:text-underline-color="font-color" fo:background-color="#ffffff"/>
    </style:style>
    <style:style style:name="T9" style:family="text">
      <style:text-properties fo:font-size="12pt" fo:font-weight="bold" style:font-size-asian="12pt" style:font-weight-asian="bold"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ри вёрстке проекта мы рекомендуем опираться на приведённые ниже критерии. Именно по ним будет проводиться <text:s/>разбор домашних заданий наставниками.</text:p>
      <text:p text:style-name="P1">Базовые критерии охватывают наиболее важные требования к проекту и проверяют основные знания и навыки.</text:p>
      <text:p text:style-name="P1">Дополнительные критерии проверяют внимательность к деталям и оценивают проект с точки зрения шлифовки его качества и оптимизации.</text:p>
      <text:p text:style-name="P1"><text:span text:style-name="T1">Базовые критерии</text:span><text:line-break/><text:span text:style-name="T3"><text:line-break/>Разметка</text:span></text:p>
      <text:list xml:id="list1308493259" text:style-name="WWNum4">
        <text:list-item>
          <text:p text:style-name="P3"><text:a xlink:type="simple" xlink:href="https://up.htmlacademy.ru/htmlcss/30/criteries#b1" text:style-name="ListLabel_20_46" text:visited-style-name="ListLabel_20_46"><text:span text:style-name="T5">Б1.</text:span></text:a><text:span text:style-name="T5"> Выполнена HTML-разметка всех страниц и всех элементов на страницах</text:span><text:span text:style-name="T6"><text:line-break/></text:span>Критерий требует, чтобы все страницы проекта и все элементы на этих страницах были свёрстаны.</text:p>
        </text:list-item>
        <text:list-item>
          <text:p text:style-name="P8"><text:a xlink:type="simple" xlink:href="https://up.htmlacademy.ru/htmlcss/30/criteries#b2" text:style-name="ListLabel_20_46" text:visited-style-name="ListLabel_20_46"><text:span text:style-name="T5">Б2.</text:span></text:a><text:span text:style-name="T5"> Все стили проекта написаны и подключены в одном файле</text:span><text:span text:style-name="T6"><text:line-break/></text:span>Все стили страниц должны находиться в едином файле. Исключением является файл <text:span text:style-name="T7">normalize.css</text:span> и стили с Google Fonts.</text:p>
        </text:list-item>
        <text:list-item>
          <text:p text:style-name="P8"><text:a xlink:type="simple" xlink:href="https://up.htmlacademy.ru/htmlcss/30/criteries#b3" text:style-name="ListLabel_20_46" text:visited-style-name="ListLabel_20_46"><text:span text:style-name="T5">Б3.</text:span></text:a><text:span text:style-name="T5"> Стилевой файл подключён внутри &lt;head&gt;</text:span><text:span text:style-name="T7"><text:line-break/></text:span>Подключение стилевых файлов должно производиться внутри <text:span text:style-name="T7">&lt;head&gt;</text:span>.</text:p>
        </text:list-item>
        <text:list-item>
          <text:p text:style-name="P8"><text:a xlink:type="simple" xlink:href="https://up.htmlacademy.ru/htmlcss/30/criteries#b4" text:style-name="ListLabel_20_46" text:visited-style-name="ListLabel_20_46"><text:span text:style-name="T5">Б4.</text:span></text:a><text:span text:style-name="T5"> Грубые ошибки в разметке отсутствуют<text:line-break/>1. </text:span>Ссылки должны быть сделаны тегом <text:span text:style-name="T7">&lt;a&gt;</text:span>.<text:line-break/>2. Элементы со строчным боксом по умолчанию не должны быть использованы для создания крупных сеточных блоков.<text:line-break/>3. Для построения сетки должны использоваться элементы, которые по умолчанию являются потоковыми (в том числе секционными), а не фразовыми.<text:span text:style-name="T7"><text:line-break/>4. </text:span>Абзацы должны быть сделаны тегами <text:span text:style-name="T7">&lt;p&gt;</text:span>.<text:line-break/>Если в макете текст разделен на несколько абзацев, то в разметке каждый такой абзац должен быть обёрнут в соответствующий тег. Недопустимо использовать <text:span text:style-name="T7">&lt;br&gt;</text:span> для разбиения текста на абзацы.<text:line-break/>5.<text:span text:style-name="T3"> </text:span>Семантические теги <text:span text:style-name="T7">&lt;header&gt;</text:span>, <text:span text:style-name="T7">&lt;footer&gt;</text:span>, <text:span text:style-name="T7">&lt;section&gt;</text:span> и другие должны быть использованы правильно.</text:p>
        </text:list-item>
        <text:list-item>
          <text:p text:style-name="P13"><text:a xlink:type="simple" xlink:href="https://up.htmlacademy.ru/htmlcss/30/criteries#b5" text:style-name="ListLabel_20_46" text:visited-style-name="ListLabel_20_46"><text:span text:style-name="T5">Б5.</text:span></text:a><text:span text:style-name="T5"> Документ проходит </text:span><text:a xlink:type="simple" xlink:href="http://validator.w3.org/nu/" text:style-name="ListLabel_20_46" text:visited-style-name="ListLabel_20_46"><text:span text:style-name="T5">проверку на валидность</text:span></text:a></text:p>
        </text:list-item>
      </text:list>
      <text:p text:style-name="P17"><text:span text:style-name="T4">Стилизация</text:span></text:p>
      <text:list xml:id="list4276799582" text:style-name="WWNum1">
        <text:list-item>
          <text:p text:style-name="P4"><text:a xlink:type="simple" xlink:href="https://up.htmlacademy.ru/htmlcss/30/criteries#b7" text:style-name="ListLabel_20_46" text:visited-style-name="ListLabel_20_46"><text:span text:style-name="T5">Б7.</text:span></text:a><text:span text:style-name="T5"> Раскладка блоков на странице сделана на флексах и гридах<text:line-break/>Гриды используются для основных структурных блоков страницы (шапка, главный контент, подвал) и для создания колонок в контенте страниц.</text:span><text:span text:style-name="T7"><text:line-break/></text:span><text:span text:style-name="T5">Для остальной раскладки используются флексы: навигация, карточки, Использование гридов для основных структурных блоков и флексов для всех остальных — это рекомендация, а не требование. Главное — разумно использовать возможности и флексов, и гридов.</text:span></text:p>
        </text:list-item>
      </text:list>
      <text:list xml:id="list171315292" text:style-name="WWNum2">
        <text:list-item>
          <text:p text:style-name="P9"><text:a xlink:type="simple" xlink:href="https://up.htmlacademy.ru/htmlcss/30/criteries#b8" text:style-name="ListLabel_20_46" text:visited-style-name="ListLabel_20_46"><text:span text:style-name="T5">Б8.</text:span></text:a><text:span text:style-name="T5"> В CSS отсутствует !important</text:span></text:p>
        </text:list-item>
        <text:list-item>
          <text:p text:style-name="P9"><text:a xlink:type="simple" xlink:href="https://up.htmlacademy.ru/htmlcss/30/criteries#b9" text:style-name="ListLabel_20_46" text:visited-style-name="ListLabel_20_46"><text:span text:style-name="T5">Б9.</text:span></text:a><text:span text:style-name="T5"> Подключены правильные шрифты, их размеры, высота строк, цвет и толщина равны соответствующим параметрам в макетах и техническом задании. В проекте должны использоваться именно те шрифты, которые указаны в макете. При этом их размеры, высота строк, цвета, и жирность должны быть равны соответствующим параметрам в макетах и техническом задании.<text:line-break/></text:span><text:span text:style-name="T4">Примечание:</text:span><text:span text:style-name="T5"> Если в макете высота строки для однострочного текста указана без учёта появления второй строки (например, для создания отступа), то следовать параметрам макета буквально не нужно. Высоту строки нужно оставить унаследованную от глобальных стилей, а отступ сделать с помощью </text:span><text:span text:style-name="T7">margin</text:span><text:span text:style-name="T5"> или </text:span><text:span text:style-name="T7">padding</text:span><text:span text:style-name="T5">, в зависимости от ситуации.<text:line-break/>При подключении шрифтов с Google Fonts, если в проекте используются несколько разных шрифтов, их нужно подключать с помощью одной ссылки.<text:line-break/>При локальном подключении шрифтов необходимо использовать два формата — WOFF2 и WOFF.</text:span></text:p>
        </text:list-item>
        <text:list-item>
          <text:p text:style-name="P14"><text:a xlink:type="simple" xlink:href="https://up.htmlacademy.ru/htmlcss/30/criteries#b10" text:style-name="ListLabel_20_46" text:visited-style-name="ListLabel_20_46"><text:span text:style-name="T5">Б10.</text:span></text:a><text:span text:style-name="T5"> Указаны альтернативные варианты шрифта и тип семейства в конце перечисления font-family</text:span></text:p>
        </text:list-item>
      </text:list>
      <text:p text:style-name="P18"><text:span text:style-name="T5">Альтернативный веб-безопасный шрифт и тип семейства необходимо указывать, чтобы в случае отсутствия основного шрифта изменения внешнего вида шрифтов на странице были минимальны.<text:line-break/>Список веб-безопасных шрифтов можно посмотреть здесь: </text:span><text:a xlink:type="simple" xlink:href="http://www.cssfontstack.com/" text:style-name="ListLabel_20_46" text:visited-style-name="ListLabel_20_46"><text:span text:style-name="T5">http://www.cssfontstack.com/</text:span></text:a><text:span text:style-name="T5">.</text:span></text:p>
      <text:list xml:id="list91843863979422" text:continue-numbering="true" text:style-name="WWNum2">
        <text:list-item>
          <text:p text:style-name="P5"><text:a xlink:type="simple" xlink:href="https://up.htmlacademy.ru/htmlcss/30/criteries#b11" text:style-name="ListLabel_20_46" text:visited-style-name="ListLabel_20_46"><text:span text:style-name="T5">Б11.</text:span></text:a><text:span text:style-name="T5"> При наполнении контентом (как в макете) элементы каждой страницы соответствуют макету</text:span></text:p>
        </text:list-item>
      </text:list>
      <text:p text:style-name="P17"><text:span text:style-name="T4">Разное</text:span></text:p>
      <text:list xml:id="list1841354146" text:style-name="WWNum5">
        <text:list-item>
          <text:p text:style-name="P6"><text:span text:style-name="T5">Б14. В корне документа имеются папки css, img, js или аналогичные. Главная страница имеет название index.html. В названиях и расширениях файлов нет заглавных букв и пробелов, использованы только латинские символы</text:span></text:p>
        </text:list-item>
        <text:list-item>
          <text:p text:style-name="P10"><text:span text:style-name="T5">Б15. Единообразное написание и форматирование кода в HTML и CSS</text:span></text:p>
        </text:list-item>
        <text:list-item>
          <text:p text:style-name="P10"><text:span text:style-name="T5">Б16. Выбран подходящий формат изображений</text:span></text:p>
        </text:list-item>
        <text:list-item>
          <text:p text:style-name="P15"><text:span text:style-name="T5">Б17. Проект соответствует </text:span><text:a xlink:type="simple" xlink:href="https://docs.google.com/document/d/1UZQpZItCsK2jYSU7fWlNasmQHS-uAzeC87Qt80HKEtg/edit?usp=sharing" text:style-name="ListLabel_20_47" text:visited-style-name="ListLabel_20_47"><text:span text:style-name="T8">техническому заданию</text:span></text:a></text:p>
        </text:list-item>
      </text:list>
      <text:p text:style-name="P19"><text:span text:style-name="T2">Дополнительные критерии</text:span></text:p>
      <text:p text:style-name="P19"><text:span text:style-name="T9">Разметка</text:span></text:p>
      <text:list xml:id="list1178753771" text:style-name="WWNum3">
        <text:list-item>
          <text:p text:style-name="P7"><text:a xlink:type="simple" xlink:href="https://up.htmlacademy.ru/htmlcss/30/criteries#d1" text:style-name="ListLabel_20_46" text:visited-style-name="ListLabel_20_46"><text:span text:style-name="T5">Д1.</text:span></text:a><text:span text:style-name="T5"> У всех изображений в теге &lt;img&gt; прописан размер<text:line-break/>Должны быть указаны действительные размеры картинок без указания единиц измерения. Размеры должны быть указаны в виде целого числа — 100, 213, а не дробного — 100.5, 213.25.</text:span></text:p>
        </text:list-item>
        <text:list-item>
          <text:p text:style-name="P11"><text:a xlink:type="simple" xlink:href="https://up.htmlacademy.ru/htmlcss/30/criteries#d2" text:style-name="ListLabel_20_46" text:visited-style-name="ListLabel_20_46"><text:span text:style-name="T5">Д2.</text:span></text:a><text:span text:style-name="T5"> Использовано минимально возможное количество HTML-элементов (нет лишних элементов)<text:line-break/>В разметке должно быть использовано минимально возможное количество элементов. Не должно быть лишних обёрток и блоков, которые используются для оформления и могут быть заменены на псевдоэлементы.</text:span></text:p>
        </text:list-item>
        <text:list-item>
          <text:p text:style-name="P11"><text:soft-page-break/><text:a xlink:type="simple" xlink:href="https://up.htmlacademy.ru/htmlcss/30/criteries#d29" text:style-name="ListLabel_20_46" text:visited-style-name="ListLabel_20_46"><text:span text:style-name="T5">Д3.</text:span></text:a><text:span text:style-name="T5"> Телефоны размечены ссылками с протоколом tel<text:line-break/>Мобильные и десктопные браузеры вызывают системные приложения для звонков (сотовый звонок, Skype, Facetime и другие) при клике по ссылке с протоколом tel, по аналогии с протоколом mailto, который открывает почтовый клиент.<text:line-break/>&lt;a href="tel:88005558628"&gt;8 800 555-86-28&lt;/a&gt;</text:span></text:p>
        </text:list-item>
      </text:list>
      <text:p text:style-name="P20"><text:span text:style-name="T4">Стилизация</text:span></text:p>
      <text:list xml:id="list91844950246297" text:continue-numbering="true" text:style-name="WWNum3">
        <text:list-item>
          <text:p text:style-name="P7"><text:a xlink:type="simple" xlink:href="https://up.htmlacademy.ru/htmlcss/30/criteries#d5" text:style-name="ListLabel_20_46" text:visited-style-name="ListLabel_20_46"><text:span text:style-name="T5">Д5.</text:span></text:a><text:span text:style-name="T5"> Использован normalize.css<text:line-break/>Для выполнения этого критерия должен быть использован файл normalize.css.<text:line-break/></text:span><text:span text:style-name="T4">Верно:</text:span><text:span text:style-name="T5"> файл normalize.css подключается отдельным файлом перед основным файлом стилей. Стили в файле normalize.css нельзя изменять и дополнять.</text:span></text:p>
        </text:list-item>
        <text:list-item>
          <text:p text:style-name="P11"><text:a xlink:type="simple" xlink:href="https://up.htmlacademy.ru/htmlcss/30/criteries#d6" text:style-name="ListLabel_20_46" text:visited-style-name="ListLabel_20_46"><text:span text:style-name="T5">Д6.</text:span></text:a><text:span text:style-name="T5"> Для стилизации не использованы #id<text:line-break/>Для стилизации объектов лучше использовать селекторы по классам. Использовать id для стилизации недопустимо.</text:span></text:p>
        </text:list-item>
        <text:list-item>
          <text:p text:style-name="P11"><text:a xlink:type="simple" xlink:href="https://up.htmlacademy.ru/htmlcss/30/criteries#d7" text:style-name="ListLabel_20_46" text:visited-style-name="ListLabel_20_46"><text:span text:style-name="T5">Д7.</text:span></text:a><text:span text:style-name="T5"> Нет вложенности селекторов больше двух<text:line-break/>Длинные цепочки селекторов усложняют код и его поддержку. Хорошим подходом считается использовать вложенность не больше двух уровней.</text:span></text:p>
        </text:list-item>
        <text:list-item>
          <text:p text:style-name="P11"><text:a xlink:type="simple" xlink:href="https://up.htmlacademy.ru/htmlcss/30/criteries#d10" text:style-name="ListLabel_20_46" text:visited-style-name="ListLabel_20_46"><text:span text:style-name="T5">Д8.</text:span></text:a><text:span text:style-name="T5"> Для блока, у которого есть фоновое изображение, прописан фоновый цвет, который соответствует преобладающему цвету изображения (пока изображение не загружено, страница выглядит похоже на макет)<text:line-break/>Такой метод используется для перестраховки, как и в случае со шрифтом. В этом случае, если фоновое изображение не загрузится, на заднем фоне останется преобладающий цвет.</text:span></text:p>
        </text:list-item>
        <text:list-item>
          <text:p text:style-name="P11"><text:a xlink:type="simple" xlink:href="https://up.htmlacademy.ru/htmlcss/30/criteries#d13" text:style-name="ListLabel_20_46" text:visited-style-name="ListLabel_20_46"><text:span text:style-name="T5">Д9.</text:span></text:a><text:span text:style-name="T5"> Файл стилей представлен в двух вариантах: с форматированием и минимизированный, к странице подключён минимизированный</text:span></text:p>
        </text:list-item>
        <text:list-item>
          <text:p text:style-name="P16"><text:a xlink:type="simple" xlink:href="https://up.htmlacademy.ru/htmlcss/30/criteries#d25" text:style-name="ListLabel_20_46" text:visited-style-name="ListLabel_20_46"><text:span text:style-name="T5">Д10.</text:span></text:a><text:span text:style-name="T5"> Нет глобальных стилей тегов<text:line-break/>Для задания стилей используются только селекторы по классам или вложенные селекторы.</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fo:color="#333333" fo:font-size="13.5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333333" fo:font-size="13.5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style:text-underline-style="solid" style:text-underline-width="auto" style:text-underline-color="font-color"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29" style:num-suffix="." style:num-format="1" text:start-value="4">
        <style:list-level-properties text:list-level-position-and-space-mode="label-alignment">
          <style:list-level-label-alignment text:label-followed-by="listtab" fo:text-indent="-0.25in" fo:margin-left="1in"/>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804" meta:character-count="5810" meta:non-whitespace-character-count="5055"/>
    <meta:generator>LibreOfficeDev/6.0.5.2$Linux_X86_64 LibreOffice_project/</meta:generator>
  </office:meta>
</office:document-meta>
</file>